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51" style:family="graphic" style:parent-style-name="standard">
      <style:graphic-properties draw:stroke="none" draw:fill="none" fo:min-height="1.506cm"/>
    </style:style>
    <style:style style:name="gr5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.444cm"/>
    </style:style>
    <style:style style:name="gr58" style:family="graphic" style:parent-style-name="standard">
      <style:graphic-properties draw:stroke="none" draw:fill="none" fo:min-height="0.5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.444cm"/>
    </style:style>
    <style:style style:name="gr62" style:family="graphic" style:parent-style-name="standard">
      <style:graphic-properties draw:stroke="none" draw:fill="none" fo:min-height="0.557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objectwithoutfill">
      <style:graphic-properties draw:marker-start="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fo:min-height="0.94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0" style:family="graphic" style:parent-style-name="standard">
      <style:graphic-properties draw:stroke="none" svg:stroke-color="#000000" draw:fill="none" draw:fill-color="#ffffff" fo:min-height="1.11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2" style:family="graphic" style:parent-style-name="standard">
      <style:graphic-properties draw:stroke="none" svg:stroke-color="#000000" draw:fill="none" draw:fill-color="#ffffff" fo:min-height="0.55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5" style:family="graphic" style:parent-style-name="standard">
      <style:graphic-properties draw:stroke="none" svg:stroke-color="#000000" draw:fill="none" draw:fill-color="#ffffff" fo:min-height="1.4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7" style:family="graphic" style:parent-style-name="standard">
      <style:graphic-properties draw:stroke="none" svg:stroke-color="#000000" draw:fill="none" draw:fill-color="#ffffff" fo:min-height="0.74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89" style:family="graphic" style:parent-style-name="standard">
      <style:graphic-properties draw:stroke="none" svg:stroke-color="#000000" draw:fill="none" draw:fill-color="#ffffff" fo:min-height="0.701cm"/>
    </style:style>
    <style:style style:name="gr90" style:family="graphic" style:parent-style-name="standard">
      <style:graphic-properties draw:stroke="none" svg:stroke-color="#000000" draw:fill="none" draw:fill-color="#ffffff" fo:min-height="0.367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2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2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8" style:family="graphic" style:parent-style-name="standard">
      <style:graphic-properties draw:stroke="none" draw:fill="none" fo:min-height="0.43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0" style:family="graphic" style:parent-style-name="standard">
      <style:graphic-properties draw:stroke="none" draw:fill="none" fo:min-height="0.47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2" style:family="graphic" style:parent-style-name="standard">
      <style:graphic-properties draw:stroke="none" draw:fill="none" fo:min-height="0.475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6" style:family="graphic" style:parent-style-name="standard">
      <style:graphic-properties draw:stroke="none" svg:stroke-color="#000000" draw:fill="none" draw:fill-color="#ffffff" fo:min-height="0.635cm"/>
    </style:style>
    <style:style style:name="gr16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2cm" svg:y="23.076cm">
          <text:p text:style-name="P2"><text:span text:style-name="T1">Cache clear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551cm" svg:y1="21.976cm" svg:x2="12.551cm" svg:y2="23.076cm">
          <text:p/>
        </draw:line>
        <draw:line draw:style-name="gr18" draw:text-style-name="P3" draw:layer="layout" svg:x1="12.982cm" svg:y1="23.076cm" svg:x2="12.9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34" draw:text-style-name="P4" draw:layer="layout" svg:width="3.923cm" svg:height="1.361cm" svg:x="11.583cm" svg:y="25.181cm">
          <draw:text-box>
            <text:p><text:span text:style-name="T1">Block Offset </text:span></text:p>
            <text:p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5.842cm" svg:height="0.683cm" svg:x="28.368cm" svg:y="25.619cm">
          <draw:text-box>
            <text:p><text:span text:style-name="T4">Lru&amp;!cc || clearcounter[0]&amp;cc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4" draw:layer="layout" svg:width="3.052cm" svg:height="2.471cm" svg:x="0cm" svg:y="7.323cm">
          <draw:text-box>
            <text:p><text:span text:style-name="T1">En=</text:span></text:p>
            <text:p><text:span text:style-name="T1">dwait&amp;</text:span></text:p>
            <text:p><text:span text:style-name="T1">(dmemren |</text:span></text:p>
            <text:p><text:span text:style-name="T1">dmemwen)</text:span></text:p>
          </draw:text-box>
        </draw:frame>
        <draw:line draw:style-name="gr18" draw:text-style-name="P3" draw:layer="layout" svg:x1="11.123cm" svg:y1="21.976cm" svg:x2="11.123cm" svg:y2="24.213cm">
          <text:p/>
        </draw:line>
        <draw:frame draw:style-name="gr44" draw:text-style-name="P4" draw:layer="layout" svg:width="1.341cm" svg:height="0.834cm" draw:transform="rotate (-1.57917390720447) translate (11.783cm 21.883cm)">
          <draw:text-box>
            <text:p><text:span text:style-name="T1">halt</text:span></text:p>
          </draw:text-box>
        </draw:frame>
        <draw:line draw:style-name="gr18" draw:text-style-name="P3" draw:layer="layout" svg:x1="10.476cm" svg:y1="21.976cm" svg:x2="10.476cm" svg:y2="24.151cm">
          <text:p/>
        </draw:line>
        <draw:frame draw:style-name="gr6" draw:text-style-name="P4" draw:layer="layout" svg:width="4.203cm" svg:height="0.806cm" draw:transform="rotate (-1.56137154883413) translate (11.1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50" draw:text-style-name="P4" draw:layer="layout" svg:width="2.056cm" svg:height="1.457cm" svg:x="19.782cm" svg:y="8.276cm">
          <draw:text-box>
            <text:p><text:span text:style-name="T1">cache clear</text:span></text:p>
          </draw:text-box>
        </draw:frame>
        <draw:frame draw:style-name="gr44" draw:text-style-name="P4" draw:layer="layout" svg:width="1.067cm" svg:height="0.834cm" svg:x="11.683cm" svg:y="21.976cm">
          <draw:text-box>
            <text:p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44" draw:text-style-name="P4" draw:layer="layout" svg:width="1.067cm" svg:height="0.834cm" svg:x="12.982cm" svg:y="22.04cm">
          <draw:text-box>
            <text:p><text:span text:style-name="T1">4</text:span></text:p>
          </draw:text-box>
        </draw:frame>
        <draw:frame draw:style-name="gr51" draw:text-style-name="P12" draw:layer="layout" svg:width="2.542cm" svg:height="1.756cm" svg:x="21.376cm" svg:y="5.661cm">
          <draw:text-box>
            <text:p text:style-name="P2"><text:span text:style-name="T4">clear</text:span></text:p>
            <text:p text:style-name="P2"><text:span text:style-name="T4">Counter</text:span></text:p>
            <text:p text:style-name="P2"><text:span text:style-name="T4">[3:1]</text:span></text:p>
          </draw:text-box>
        </draw:frame>
        <draw:custom-shape draw:style-name="gr52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778cm" svg:y1="21.976cm" svg:x2="9.778cm" svg:y2="24.119cm">
          <text:p/>
        </draw:line>
        <draw:frame draw:style-name="gr6" draw:text-style-name="P4" draw:layer="layout" svg:width="3.205cm" svg:height="0.806cm" draw:transform="rotate (-1.55962621958213) translate (10.433cm 21.976cm)">
          <draw:text-box>
            <text:p><text:span text:style-name="T1">Hit count en</text:span></text:p>
          </draw:text-box>
        </draw:frame>
        <draw:line draw:style-name="gr18" draw:text-style-name="P3" draw:layer="layout" svg:x1="3.079cm" svg:y1="24.038cm" svg:x2="3.079cm" svg:y2="25.536cm">
          <text:p/>
        </draw:line>
        <draw:line draw:style-name="gr18" draw:text-style-name="P3" draw:layer="layout" svg:x1="9.131cm" svg:y1="21.976cm" svg:x2="9.131cm" svg:y2="24.213cm">
          <text:p/>
        </draw:line>
        <draw:frame draw:style-name="gr34" draw:text-style-name="P4" draw:layer="layout" svg:width="2.356cm" svg:height="1.361cm" svg:x="37.176cm" svg:y="24.373cm">
          <draw:text-box>
            <text:p><text:span text:style-name="T1">store</text:span></text:p>
            <text:p><text:span text:style-name="T1">To Mem</text:span></text:p>
          </draw:text-box>
        </draw:frame>
        <draw:frame draw:style-name="gr53" draw:text-style-name="P4" draw:layer="layout" svg:width="4.012cm" svg:height="1.962cm" svg:x="3.079cm" svg:y="23.574cm">
          <draw:text-box>
            <text:p><text:span text:style-name="T1">Hit counter </text:span></text:p>
            <text:p><text:span text:style-name="T1">En = dhit&amp;(dren 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5.006cm" svg:height="0.806cm" svg:x="6.068cm" svg:y="26.376cm">
          <draw:text-box>
            <text:p><text:span text:style-name="T1">Hit Counter output</text:span></text:p>
          </draw:text-box>
        </draw:frame>
        <draw:frame draw:style-name="gr54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4.968cm" svg:height="0.806cm" draw:transform="rotate (-1.55962621958213) translate (9.833cm 21.976cm)">
          <draw:text-box>
            <text:p><text:span text:style-name="T1">Hit count output e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2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8" draw:text-style-name="P3" draw:layer="layout" svg:x1="7.08cm" svg:y1="20.243cm" svg:x2="7.08cm" svg:y2="11.16cm">
          <text:p/>
        </draw:line>
        <draw:custom-shape draw:style-name="gr23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18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34" draw:text-style-name="P4" draw:layer="layout" svg:width="2.967cm" svg:height="1.361cm" svg:x="33.919cm" svg:y="27.73cm">
          <draw:text-box>
            <text:p><text:span text:style-name="T1">Hit counter output en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4" draw:text-style-name="P4" draw:layer="layout" svg:width="1.72cm" svg:height="1.361cm" svg:x="37.835cm" svg:y="12.536cm">
          <draw:text-box>
            <text:p><text:span text:style-name="T1">Mem</text:span></text:p>
            <text:p><text:span text:style-name="T1">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8" draw:layer="layout" svg:width="4.762cm" svg:height="2.411cm" svg:x="35.155cm" svg:y="9.467cm">
          <draw:text-box>
            <text:p><text:span text:style-name="T4">caddr = {Tag0&amp;!clearcounter[0] || tag1&amp;clearcounter[0], clearcounter[3:1], block offset, 2'b00} </text:span></text:p>
          </draw:text-box>
        </draw:frame>
        <draw:frame draw:style-name="gr58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8.098cm" svg:x2="37.077cm" svg:y2="15.911cm">
          <text:p/>
        </draw:line>
        <draw:frame draw:style-name="gr59" draw:text-style-name="P4" draw:layer="layout" svg:width="3.356cm" svg:height="2.504cm" svg:x="31.616cm" svg:y="7.299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lru</text:span></text:p>
          </draw:text-box>
        </draw:frame>
        <draw:line draw:style-name="gr18" draw:text-style-name="P3" draw:layer="layout" svg:x1="14.119cm" svg:y1="21.617cm" svg:x2="13.233cm" svg:y2="21.617cm">
          <text:p/>
        </draw:line>
        <draw:frame draw:style-name="gr60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frame draw:style-name="gr6" draw:text-style-name="P4" draw:layer="layout" svg:width="4.203cm" svg:height="0.806cm" draw:transform="rotate (0.000349065850398866) translate (35.684cm 17.138cm)">
          <draw:text-box>
            <text:p><text:span text:style-name="T1">Cache clear (cc)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6" draw:text-style-name="P4" draw:layer="layout" svg:width="4.968cm" svg:height="0.806cm" draw:transform="rotate (0.00139626340159546) translate (35.684cm 17.851cm)">
          <draw:text-box>
            <text:p><text:span text:style-name="T1">Hit count output en</text:span></text:p>
          </draw:text-box>
        </draw:fram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4" draw:layer="layout" svg:width="3.316cm" svg:height="1.361cm" svg:x="15.205cm" svg:y="19.338cm">
          <draw:text-box>
            <text:p><text:span text:style-name="T1">flush from datapath</text:span></text:p>
          </draw:text-box>
        </draw:frame>
        <draw:line draw:style-name="gr18" draw:text-style-name="P3" draw:layer="layout" svg:x1="9.419cm" svg:y1="18.25cm" svg:x2="9.419cm" svg:y2="19.793cm">
          <text:p/>
        </draw:line>
        <draw:frame draw:style-name="gr61" draw:text-style-name="P11" draw:layer="layout" svg:width="3.364cm" svg:height="2.147cm" svg:x="7.326cm" svg:y="16.103cm">
          <draw:text-box>
            <text:p><text:span text:style-name="T3">Dirties (combination of all dirty and valid)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62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62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</draw:page>
      <draw:page draw:name="page2" draw:style-name="dp1" draw:master-page-name="Default">
        <draw:custom-shape draw:style-name="gr63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2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4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5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6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7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8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9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9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7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70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1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72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4" draw:text-style-name="P3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76" draw:text-style-name="P3" draw:layer="layout" draw:type="curve" svg:x1="8.062cm" svg:y1="9.91cm" svg:x2="8.062cm" svg:y2="9.91cm" draw:start-shape="id1" draw:end-shape="id1" svg:d="M8062 991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78" draw:text-style-name="P4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2" draw:id="id2">
            <draw:custom-shape draw:style-name="gr74" draw:text-style-name="P3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76" draw:text-style-name="P3" draw:layer="layout" draw:type="curve" svg:x1="8.062cm" svg:y1="16.133cm" svg:x2="8.062cm" svg:y2="16.133cm" draw:start-shape="id2" draw:end-shape="id2" svg:d="M8062 16133z" svg:viewBox="0 0 1 1">
            <text:p/>
          </draw:connector>
          <draw:line draw:style-name="gr18" draw:text-style-name="P3" draw:layer="layout" svg:x1="7.173cm" svg:y1="11.307cm" svg:x2="7.173cm" svg:y2="14.736cm">
            <text:p/>
          </draw:line>
          <draw:line draw:style-name="gr18" draw:text-style-name="P3" draw:layer="layout" svg:x1="5.903cm" svg:y1="14.736cm" svg:x2="5.903cm" svg:y2="11.307cm">
            <text:p/>
          </draw:line>
          <draw:frame draw:style-name="gr80" draw:text-style-name="P4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0" draw:text-style-name="P4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7" draw:text-style-name="P3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78" draw:text-style-name="P4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81" draw:layer="layout" svg:width="6.67cm" svg:height="0.962cm" svg:x="2.22cm" svg:y="4.576cm">
            <draw:text-box>
              <text:p>I cache state machine</text:p>
            </draw:text-box>
          </draw:frame>
          <draw:g xml:id="id3" draw:id="id3">
            <draw:custom-shape draw:style-name="gr74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76" draw:text-style-name="P3" draw:layer="layout" draw:type="curve" svg:x1="28.701cm" svg:y1="17.096cm" svg:x2="28.701cm" svg:y2="17.096cm" draw:start-shape="id3" draw:end-shape="id3" svg:d="M28701 17096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82" draw:text-style-name="P4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26.415cm" svg:y="16.642cm">
              <draw:text-box>
                <text:p>Idle</text:p>
              </draw:text-box>
            </draw:frame>
          </draw:g>
          <draw:g xml:id="id4" draw:id="id4">
            <draw:custom-shape draw:style-name="gr74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76" draw:text-style-name="P3" draw:layer="layout" draw:type="curve" svg:x1="35.533cm" svg:y1="20.093cm" svg:x2="35.533cm" svg:y2="20.093cm" draw:start-shape="id4" draw:end-shape="id4" svg:d="M35533 20093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78" draw:text-style-name="P4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4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76" draw:text-style-name="P3" draw:layer="layout" draw:type="curve" svg:x1="34.543cm" svg:y1="26.74cm" svg:x2="34.543cm" svg:y2="26.74cm" draw:start-shape="id5" draw:end-shape="id5" svg:d="M34543 26740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78" draw:text-style-name="P4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4" draw:text-style-name="P3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77" draw:text-style-name="P3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82" draw:text-style-name="P4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82" draw:text-style-name="P4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18" draw:text-style-name="P3" draw:layer="layout" svg:x1="28.682cm" svg:y1="17.369cm" svg:x2="33.173cm" svg:y2="18.839cm">
            <text:p/>
          </draw:line>
          <draw:frame draw:style-name="gr85" draw:text-style-name="P11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3.871cm" svg:y1="21.617cm" svg:x2="33.326cm" svg:y2="25.216cm">
            <text:p/>
          </draw:line>
          <draw:frame draw:style-name="gr82" draw:text-style-name="P4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18" draw:text-style-name="P3" draw:layer="layout" svg:x1="31.496cm" svg:y1="26.686cm" svg:x2="28.916cm" svg:y2="26.686cm">
            <text:p/>
          </draw:line>
          <draw:line draw:style-name="gr18" draw:text-style-name="P3" draw:layer="layout" svg:x1="27.245cm" svg:y1="18.62cm" svg:x2="27.245cm" svg:y2="25.351cm">
            <text:p/>
          </draw:line>
          <draw:frame draw:style-name="gr85" draw:text-style-name="P4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791cm" svg:y1="25.316cm" svg:x2="21.183cm" svg:y2="21.741cm">
            <text:p/>
          </draw:line>
          <draw:g xml:id="id6" draw:id="id6">
            <draw:custom-shape draw:style-name="gr74" draw:text-style-name="P3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9.687cm" svg:y="4.3cm">
              <draw:text-box>
                <text:p text:style-name="P15">Flush2</text:p>
              </draw:text-box>
            </draw:frame>
          </draw:g>
          <draw:connector draw:style-name="gr76" draw:text-style-name="P3" draw:layer="layout" draw:type="curve" svg:x1="32.409cm" svg:y1="4.754cm" svg:x2="32.409cm" svg:y2="4.754cm" draw:start-shape="id6" draw:end-shape="id6" svg:d="M32409 4754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78" draw:text-style-name="P4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77" draw:text-style-name="P3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78" draw:text-style-name="P4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4" draw:text-style-name="P3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18" draw:text-style-name="P3" draw:layer="layout" svg:x1="27.939cm" svg:y1="15.699cm" svg:x2="33.331cm" svg:y2="14.502cm">
            <text:p/>
          </draw:line>
          <draw:frame draw:style-name="gr80" draw:text-style-name="P4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18" draw:text-style-name="P3" draw:layer="layout" svg:x1="26.012cm" svg:y1="4.518cm" svg:x2="29.341cm" svg:y2="4.518cm">
            <text:p/>
          </draw:line>
          <draw:g xml:id="id7" draw:id="id7">
            <draw:custom-shape draw:style-name="gr74" draw:text-style-name="P3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5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76" draw:text-style-name="P3" draw:layer="layout" draw:type="curve" svg:x1="22.02cm" svg:y1="14.075cm" svg:x2="22.02cm" svg:y2="14.075cm" draw:start-shape="id7" draw:end-shape="id7" svg:d="M22020 14075z" svg:viewBox="0 0 1 1">
            <text:p/>
          </draw:connector>
          <draw:line draw:style-name="gr18" draw:text-style-name="P3" draw:layer="layout" svg:x1="21.811cm" svg:y1="14.88cm" svg:x2="25.842cm" svg:y2="16.32cm">
            <text:p/>
          </draw:line>
          <draw:line draw:style-name="gr18" draw:text-style-name="P3" draw:layer="layout" svg:x1="33.087cm" svg:y1="13.313cm" svg:x2="21.954cm" svg:y2="9.27cm">
            <text:p/>
          </draw:line>
          <draw:frame draw:style-name="gr82" draw:text-style-name="P4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87" draw:text-style-name="P4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81" draw:layer="layout" svg:width="7.305cm" svg:height="0.962cm" svg:x="18.486cm" svg:y="1.25cm">
            <draw:text-box>
              <text:p>D cache state machine</text:p>
            </draw:text-box>
          </draw:frame>
          <draw:line draw:style-name="gr18" draw:text-style-name="P3" draw:layer="layout" svg:x1="21.494cm" svg:y1="18.902cm" svg:x2="25.653cm" svg:y2="17.561cm">
            <text:p/>
          </draw:line>
          <draw:g xml:id="id8" draw:id="id8">
            <draw:custom-shape draw:style-name="gr74" draw:text-style-name="P3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19.332cm" svg:y="8.285cm">
              <draw:text-box>
                <text:p text:style-name="P15">Flush1</text:p>
              </draw:text-box>
            </draw:frame>
          </draw:g>
          <draw:connector draw:style-name="gr76" draw:text-style-name="P3" draw:layer="layout" draw:type="curve" svg:x1="22.054cm" svg:y1="8.739cm" svg:x2="22.054cm" svg:y2="8.739cm" draw:start-shape="id8" draw:end-shape="id8" svg:d="M22054 8739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9" draw:id="id9">
            <draw:custom-shape draw:style-name="gr74" draw:text-style-name="P3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76" draw:text-style-name="P3" draw:layer="layout" draw:type="curve" svg:x1="22.055cm" svg:y1="8.739cm" svg:x2="22.055cm" svg:y2="8.739cm" draw:start-shape="id9" draw:end-shape="id9" svg:d="M22055 8739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18" draw:text-style-name="P3" draw:layer="layout" svg:x1="20.558cm" svg:y1="10.263cm" svg:x2="20.558cm" svg:y2="12.551cm">
            <text:p/>
          </draw:line>
          <draw:frame draw:style-name="gr89" draw:text-style-name="P4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82" draw:text-style-name="P4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18" draw:text-style-name="P3" draw:layer="layout" svg:x1="32.166cm" svg:y1="5.619cm" svg:x2="33.968cm" svg:y2="7.284cm">
            <text:p/>
          </draw:line>
          <draw:frame draw:style-name="gr90" draw:text-style-name="P4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82" draw:text-style-name="P4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82" draw:text-style-name="P4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82" draw:text-style-name="P4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4" draw:text-style-name="P3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18" draw:text-style-name="P3" draw:layer="layout" svg:x1="25.868cm" svg:y1="26.637cm" svg:x2="23.524cm" svg:y2="26.637cm">
            <text:p/>
          </draw:line>
          <draw:line draw:style-name="gr18" draw:text-style-name="P3" draw:layer="layout" svg:x1="26.399cm" svg:y1="25.739cm" svg:x2="21.94cm" svg:y2="21.399cm">
            <text:p/>
          </draw:line>
          <draw:frame draw:style-name="gr82" draw:text-style-name="P4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4" draw:text-style-name="P3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3.413cm" svg:y="13.287cm">
              <draw:text-box>
                <text:p text:style-name="P15">Flstart</text:p>
              </draw:text-box>
            </draw:frame>
          </draw:g>
          <draw:g>
            <draw:custom-shape draw:style-name="gr74" draw:text-style-name="P3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6" draw:layer="layout" svg:width="2.403cm" svg:height="0.962cm" svg:x="33.513cm" svg:y="8.201cm">
              <draw:text-box>
                <text:p text:style-name="P15">Flctup</text:p>
              </draw:text-box>
            </draw:frame>
          </draw:g>
          <draw:line draw:style-name="gr18" draw:text-style-name="P3" draw:layer="layout" svg:x1="34.871cm" svg:y1="12.217cm" svg:x2="34.842cm" svg:y2="10.179cm">
            <text:p/>
          </draw:line>
          <draw:frame draw:style-name="gr82" draw:text-style-name="P4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18" draw:text-style-name="P3" draw:layer="layout" svg:x1="34.336cm" svg:y1="10.179cm" svg:x2="34.336cm" svg:y2="12.217cm">
            <text:p/>
          </draw:line>
          <draw:line draw:style-name="gr18" draw:text-style-name="P3" draw:layer="layout" svg:x1="33.593cm" svg:y1="12.486cm" svg:x2="25.656cm" svg:y2="5.678cm">
            <text:p/>
          </draw:line>
          <draw:frame draw:style-name="gr82" draw:text-style-name="P4" draw:layer="layout" svg:width="1.664cm" svg:height="0.806cm" svg:x="27.499cm" svg:y="8.241cm">
            <draw:text-box>
              <text:p><text:span text:style-name="T1">dirty</text:span></text:p>
            </draw:text-box>
          </draw:frame>
        </draw:g>
      </draw:page>
      <draw:page draw:name="page4" draw:style-name="dp1" draw:master-page-name="Default">
        <draw:g>
          <draw:custom-shape draw:style-name="gr91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92" draw:text-style-name="P3" draw:layer="layout" svg:x1="9.532cm" svg:y1="21.667cm" svg:x2="9.532cm" svg:y2="21.032cm">
            <text:p/>
          </draw:line>
          <draw:frame draw:style-name="gr93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5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6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92" draw:text-style-name="P3" draw:layer="layout" svg:x1="15.12cm" svg:y1="23.699cm" svg:x2="15.12cm" svg:y2="23.064cm">
            <text:p/>
          </draw:line>
          <draw:frame draw:style-name="gr93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7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8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92" draw:text-style-name="P3" draw:layer="layout" svg:x1="24.356cm" svg:y1="23.391cm" svg:x2="24.356cm" svg:y2="22.756cm">
            <text:p/>
          </draw:line>
          <draw:frame draw:style-name="gr93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5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0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92" draw:text-style-name="P3" draw:layer="layout" svg:x1="30.604cm" svg:y1="21.667cm" svg:x2="30.604cm" svg:y2="21.032cm">
            <text:p/>
          </draw:line>
          <draw:frame draw:style-name="gr93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5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1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5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6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92" draw:text-style-name="P3" draw:layer="layout" svg:x1="7.274cm" svg:y1="16.314cm" svg:x2="7.274cm" svg:y2="15.679cm">
            <text:p/>
          </draw:line>
          <draw:frame draw:style-name="gr107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5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8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9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92" draw:text-style-name="P3" draw:layer="layout" svg:x1="7.29cm" svg:y1="28.305cm" svg:x2="7.29cm" svg:y2="27.579cm">
            <text:p/>
          </draw:line>
          <draw:frame draw:style-name="gr110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4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11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12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92" draw:text-style-name="P3" draw:layer="layout" svg:x1="11.941cm" svg:y1="18.535cm" svg:x2="11.941cm" svg:y2="19.297cm">
            <text:p/>
          </draw:line>
          <draw:frame draw:style-name="gr93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5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3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5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7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8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9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5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5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21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22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3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21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5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7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9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3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4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3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3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6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7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8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9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0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0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0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41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1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5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8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42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3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3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4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6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5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8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7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8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9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0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91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92" draw:text-style-name="P3" draw:layer="layout" svg:x1="7.985cm" svg:y1="16.367cm" svg:x2="7.985cm" svg:y2="15.732cm">
            <text:p/>
          </draw:line>
          <draw:frame draw:style-name="gr93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5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92" draw:text-style-name="P3" draw:layer="layout" svg:x1="13.192cm" svg:y1="16.367cm" svg:x2="13.192cm" svg:y2="15.732cm">
            <text:p/>
          </draw:line>
          <draw:frame draw:style-name="gr93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5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92" draw:text-style-name="P3" draw:layer="layout" svg:x1="20.431cm" svg:y1="16.367cm" svg:x2="20.431cm" svg:y2="15.732cm">
            <text:p/>
          </draw:line>
          <draw:frame draw:style-name="gr93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5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1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92" draw:text-style-name="P3" draw:layer="layout" svg:x1="25.257cm" svg:y1="16.367cm" svg:x2="25.257cm" svg:y2="15.732cm">
            <text:p/>
          </draw:line>
          <draw:frame draw:style-name="gr93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5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1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2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4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5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92" draw:text-style-name="P3" draw:layer="layout" svg:x1="5.727cm" svg:y1="11.014cm" svg:x2="5.727cm" svg:y2="10.379cm">
            <text:p/>
          </draw:line>
          <draw:frame draw:style-name="gr107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5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8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3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92" draw:text-style-name="P3" draw:layer="layout" svg:x1="5.953cm" svg:y1="21.066cm" svg:x2="5.953cm" svg:y2="20.431cm">
            <text:p/>
          </draw:line>
          <draw:frame draw:style-name="gr93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5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12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92" draw:text-style-name="P3" draw:layer="layout" svg:x1="9.994cm" svg:y1="12.935cm" svg:x2="9.994cm" svg:y2="13.697cm">
            <text:p/>
          </draw:line>
          <draw:frame draw:style-name="gr93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5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4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5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5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5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6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6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5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5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9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5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5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0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21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22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2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3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4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7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8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5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5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6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7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8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9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9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0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0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1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2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2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5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9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9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9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8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8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7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3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3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8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60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60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60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61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60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60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60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60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60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60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60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6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92" draw:text-style-name="P3" draw:layer="layout" svg:x1="3.159cm" svg:y1="10.655cm" svg:x2="3.159cm" svg:y2="10.02cm">
            <text:p/>
          </draw:line>
          <draw:frame draw:style-name="gr93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5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92" draw:text-style-name="P3" draw:layer="layout" svg:x1="12.373cm" svg:y1="12.128cm" svg:x2="12.373cm" svg:y2="11.493cm">
            <text:p/>
          </draw:line>
          <draw:frame draw:style-name="gr93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5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6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6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92" draw:text-style-name="P3" draw:layer="layout" svg:x1="13.446cm" svg:y1="16.243cm" svg:x2="13.446cm" svg:y2="15.608cm">
            <text:p/>
          </draw:line>
          <draw:frame draw:style-name="gr93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5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92" draw:text-style-name="P3" draw:layer="layout" svg:x1="11.976cm" svg:y1="18.795cm" svg:x2="11.976cm" svg:y2="18.16cm">
            <text:p/>
          </draw:line>
          <draw:frame draw:style-name="gr93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5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92" draw:text-style-name="P3" draw:layer="layout" svg:x1="36.122cm" svg:y1="8.623cm" svg:x2="36.122cm" svg:y2="7.988cm">
            <text:p/>
          </draw:line>
          <draw:frame draw:style-name="gr93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5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6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60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60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6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6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7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6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6" draw:text-style-name="P3" draw:layer="layout" svg:x1="19.288cm" svg:y1="13.064cm" svg:x2="19.923cm" svg:y2="13.826cm">
            <text:p/>
          </draw:line>
          <draw:frame draw:style-name="gr166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6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92" draw:text-style-name="P3" draw:layer="layout" svg:x1="8.493cm" svg:y1="9.385cm" svg:x2="9.128cm" svg:y2="9.385cm">
            <text:p/>
          </draw:line>
          <draw:frame draw:style-name="gr93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5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60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61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6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62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92" draw:text-style-name="P3" draw:layer="layout" svg:x1="8.69cm" svg:y1="14.084cm" svg:x2="8.69cm" svg:y2="13.449cm">
            <text:p/>
          </draw:line>
          <draw:frame draw:style-name="gr93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5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2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3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92" draw:text-style-name="P3" draw:layer="layout" svg:x1="3.413cm" svg:y1="13.011cm" svg:x2="4.048cm" svg:y2="13.011cm">
            <text:p/>
          </draw:line>
          <draw:frame draw:style-name="gr93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5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60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6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92" draw:text-style-name="P3" draw:layer="layout" svg:x1="8.649cm" svg:y1="7.096cm" svg:x2="8.649cm" svg:y2="6.461cm">
              <text:p/>
            </draw:line>
            <draw:frame draw:style-name="gr93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5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60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60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6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6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6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92" draw:text-style-name="P3" draw:layer="layout" svg:x1="9.95cm" svg:y1="13.297cm" svg:x2="9.95cm" svg:y2="12.662cm">
              <text:p/>
            </draw:line>
            <draw:frame draw:style-name="gr93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5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6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60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60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6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6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6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6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6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6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92" draw:text-style-name="P3" draw:layer="layout" svg:x1="3.721cm" svg:y1="18.899cm" svg:x2="3.721cm" svg:y2="18.264cm">
              <text:p/>
            </draw:line>
            <draw:frame draw:style-name="gr93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5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92" draw:text-style-name="P3" draw:layer="layout" svg:x1="6.922cm" svg:y1="18.899cm" svg:x2="6.922cm" svg:y2="18.264cm">
              <text:p/>
            </draw:line>
            <draw:frame draw:style-name="gr93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5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6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92" draw:text-style-name="P3" draw:layer="layout" svg:x1="14.021cm" svg:y1="18.899cm" svg:x2="14.021cm" svg:y2="18.264cm">
              <text:p/>
            </draw:line>
            <draw:frame draw:style-name="gr93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5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62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3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92" draw:text-style-name="P3" draw:layer="layout" svg:x1="17.222cm" svg:y1="18.899cm" svg:x2="17.222cm" svg:y2="18.264cm">
              <text:p/>
            </draw:line>
            <draw:frame draw:style-name="gr93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5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6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6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6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6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6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7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92" draw:text-style-name="P3" draw:layer="layout" svg:x1="9.579cm" svg:y1="14.846cm" svg:x2="9.579cm" svg:y2="14.211cm">
            <text:p/>
          </draw:line>
          <draw:frame draw:style-name="gr93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5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5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1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2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2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2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2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3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92" draw:text-style-name="P3" draw:layer="layout" svg:x1="12.557cm" svg:y1="8.366cm" svg:x2="12.557cm" svg:y2="7.731cm">
            <text:p/>
          </draw:line>
          <draw:frame draw:style-name="gr93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5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4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4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4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4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7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92" draw:text-style-name="P3" draw:layer="layout" svg:x1="9.482cm" svg:y1="3.032cm" svg:x2="9.482cm" svg:y2="2.397cm">
            <text:p/>
          </draw:line>
          <draw:frame draw:style-name="gr93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5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7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7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7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7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7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7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7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2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92" draw:text-style-name="P3" draw:layer="layout" svg:x1="6.254cm" svg:y1="14.462cm" svg:x2="6.254cm" svg:y2="13.827cm">
            <text:p/>
          </draw:line>
          <draw:frame draw:style-name="gr107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4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5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7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7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19T14:03:39.796624162</dc:date>
    <meta:editing-duration>P2DT2H39M48S</meta:editing-duration>
    <meta:editing-cycles>386</meta:editing-cycles>
    <meta:generator>LibreOffice/4.3.7.2$Linux_X86_64 LibreOffice_project/430$Build-2</meta:generator>
    <dc:creator>Mentor Graphics</dc:creator>
    <meta:document-statistic meta:object-count="1949"/>
  </office:meta>
</office:document-meta>
</file>